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table:style-name="ce9" office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enterCave4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>
            <text:p>enterCave5</text:p>
          </table:table-cell>
          <table:table-cell office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>
            <text:p>enterCave6</text:p>
          </table:table-cell>
          <table:table-cell office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>
            <text:p>caveDive11</text:p>
          </table:table-cell>
          <table:table-cell office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9/29/2019</text:date>, <text:time>16:4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9-29T16:41:01.36</dc:date>
    <dc:creator>Seab Dinch</dc:creator>
    <meta:editing-duration>P123DT20H34M46S</meta:editing-duration>
    <meta:editing-cycles>840</meta:editing-cycles>
    <meta:generator>OpenOffice/4.1.2$Win32 OpenOffice.org_project/412m3$Build-9782</meta:generator>
    <meta:document-statistic meta:table-count="3" meta:cell-count="1671" meta:object-count="0"/>
  </office:meta>
</office:document-meta>
</file>